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ArgumentResolver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HeaderArgumentResolverTests.assertRequestHeaders( String key , Stri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